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1.6043in"/>
    </style:style>
    <style:style style:name="co4" style:family="table-column">
      <style:table-column-properties fo:break-before="auto" style:column-width="1.4898in"/>
    </style:style>
    <style:style style:name="co5" style:family="table-column">
      <style:table-column-properties fo:break-before="auto" style:column-width="2.0417in"/>
    </style:style>
    <style:style style:name="co6" style:family="table-column">
      <style:table-column-properties fo:break-before="auto" style:column-width="2.2083in"/>
    </style:style>
    <style:style style:name="co7" style:family="table-column">
      <style:table-column-properties fo:break-before="auto" style:column-width="2.1043in"/>
    </style:style>
    <style:style style:name="co8" style:family="table-column">
      <style:table-column-properties fo:break-before="auto" style:column-width="1.9272in"/>
    </style:style>
    <style:style style:name="co9" style:family="table-column">
      <style:table-column-properties fo:break-before="auto" style:column-width="1.8126in"/>
    </style:style>
    <style:style style:name="co10" style:family="table-column">
      <style:table-column-properties fo:break-before="auto" style:column-width="1.9791in"/>
    </style:style>
    <style:style style:name="co11" style:family="table-column">
      <style:table-column-properties fo:break-before="auto" style:column-width="1.552in"/>
    </style:style>
    <style:style style:name="co12" style:family="table-column">
      <style:table-column-properties fo:break-before="auto" style:column-width="1.5209in"/>
    </style:style>
    <style:style style:name="co13" style:family="table-column">
      <style:table-column-properties fo:break-before="auto" style:column-width="2.1252in"/>
    </style:style>
    <style:style style:name="ro1" style:family="table-row">
      <style:table-row-properties style:row-height="0.6528in" fo:break-before="auto" style:use-optimal-row-height="false"/>
    </style:style>
    <style:style style:name="ro2" style:family="table-row">
      <style:table-row-properties style:row-height="0.222in" fo:break-before="auto" style:use-optimal-row-height="true"/>
    </style:style>
    <style:style style:name="ta1" style:family="table" style:master-page-name="PageStyle_5f_Raw_20_Data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aw 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Quota (GB)</text:p>
          </table:table-cell>
          <table:table-cell table:style-name="ce1" office:value-type="string" calcext:value-type="string">
            <text:p>Package Price</text:p>
          </table:table-cell>
          <table:table-cell table:style-name="ce1" office:value-type="string" calcext:value-type="string">
            <text:p>Price/GB</text:p>
          </table:table-cell>
          <table:table-cell table:style-name="ce1" office:value-type="string" calcext:value-type="string">
            <text:p>360p - 10min Youtube Video</text:p>
          </table:table-cell>
          <table:table-cell table:style-name="ce1" office:value-type="string" calcext:value-type="string">
            <text:p>1000 Tweets</text:p>
          </table:table-cell>
          <table:table-cell table:style-name="ce1" office:value-type="string" calcext:value-type="string">
            <text:p>(45min) episode (244p)</text:p>
          </table:table-cell>
          <table:table-cell table:style-name="ce1" office:value-type="string" calcext:value-type="string">
            <text:p>Price of 1 (45min) episode (720p)</text:p>
          </table:table-cell>
          <table:table-cell table:style-name="ce1" office:value-type="string" calcext:value-type="string">
            <text:p>Facebook Application Update (110MB)</text:p>
          </table:table-cell>
          <table:table-cell table:style-name="ce1" office:value-type="string" calcext:value-type="string">
            <text:p>Google Search (Lebanon)</text:p>
          </table:table-cell>
          <table:table-cell table:style-name="ce1" office:value-type="string" calcext:value-type="string">
            <text:p>3min Song Stream at 360kbps</text:p>
          </table:table-cell>
          <table:table-cell table:style-name="ce1" office:value-type="string" calcext:value-type="string">
            <text:p>Every Facebook Page Load (web)</text:p>
          </table:table-cell>
          <table:table-cell table:style-name="ce1" office:value-type="string" calcext:value-type="string">
            <text:p>Facebook (1 minute sweep / Mobile app)</text:p>
          </table:table-cell>
          <table:table-cell table:style-name="ce1" office:value-type="string" calcext:value-type="string">
            <text:p>Twitter (1 minute sweep / mobile app)</text:p>
          </table:table-cell>
          <table:table-cell table:style-name="ce1" office:value-type="string" calcext:value-type="string">
            <text:p>Whatsapp Messages (15000)</text:p>
          </table:table-cell>
          <table:table-cell table:style-name="ce1" office:value-type="string" calcext:value-type="string">
            <text:p>Snapchat Image (750x1334)</text:p>
          </table:table-cell>
          <table:table-cell table:style-name="ce1" office:value-type="string" calcext:value-type="string">
            <text:p>Snapchat Video (10secs / 1080p)</text:p>
          </table:table-cell>
          <table:table-cell table:style-name="ce1" office:value-type="string" calcext:value-type="string">
            <text:p>Instagram (1 minute sweep)</text:p>
          </table:table-cell>
          <table:table-cell table:style-name="ce1" office:value-type="string" calcext:value-type="string">
            <text:p>Reality (Mowe Remix) on Anghami (4:30)</text:p>
          </table:table-cell>
          <table:table-cell table:number-columns-repeated="1006"/>
        </table:table-row>
        <table:table-row table:style-name="ro2">
          <table:table-cell table:style-name="ce2" office:value-type="float" office:value="0.48" calcext:value-type="float">
            <text:p>0.48</text:p>
          </table:table-cell>
          <table:table-cell table:style-name="ce3" office:value-type="currency" office:currency="USD" office:value="10" calcext:value-type="currency">
            <text:p>$10</text:p>
          </table:table-cell>
          <table:table-cell table:style-name="ce4" table:formula="of:=[.B2]/[.A2]" office:value-type="currency" office:currency="USD" office:value="20.8333333333333" calcext:value-type="currency">
            <text:p>$20.833</text:p>
          </table:table-cell>
          <table:table-cell table:style-name="ce5" table:formula="of:=(53/1024)*[.C2]" office:value-type="currency" office:currency="USD" office:value="1.07828776041667" calcext:value-type="currency">
            <text:p>$1.078</text:p>
          </table:table-cell>
          <table:table-cell table:style-name="ce4" table:formula="of:=((140*1000)/POWER(2;30))*[.C2]" office:value-type="currency" office:currency="USD" office:value="0.00271635750929515" calcext:value-type="currency">
            <text:p>$0.003</text:p>
          </table:table-cell>
          <table:table-cell table:style-name="ce5" table:formula="of:=(300/1024)*[.C2]" office:value-type="currency" office:currency="USD" office:value="6.103515625" calcext:value-type="currency">
            <text:p>$6.104</text:p>
          </table:table-cell>
          <table:table-cell table:style-name="ce5" table:formula="of:=(1024/1024)*[.C2]" office:value-type="currency" office:currency="USD" office:value="20.8333333333333" calcext:value-type="currency">
            <text:p>$20.833</text:p>
          </table:table-cell>
          <table:table-cell table:style-name="ce5" table:formula="of:=(110/1024)*[.C2]" office:value-type="currency" office:currency="USD" office:value="2.23795572916667" calcext:value-type="currency">
            <text:p>$2.238</text:p>
          </table:table-cell>
          <table:table-cell table:style-name="ce5" table:formula="of:=(0.54/1024)*[.C2]" office:value-type="currency" office:currency="USD" office:value="0.010986328125" calcext:value-type="currency">
            <text:p>$0.011</text:p>
          </table:table-cell>
          <table:table-cell table:style-name="ce5" table:formula="of:=(7/1024)*[.C2]" office:value-type="currency" office:currency="USD" office:value="0.142415364583333" calcext:value-type="currency">
            <text:p>$0.142</text:p>
          </table:table-cell>
          <table:table-cell table:style-name="ce5" table:formula="of:=(7.5/1024)*[.C2]" office:value-type="currency" office:currency="USD" office:value="0.152587890625" calcext:value-type="currency">
            <text:p>$0.153</text:p>
          </table:table-cell>
          <table:table-cell table:style-name="ce5" table:formula="of:=(2.1/1024)*[.C2]" office:value-type="currency" office:currency="USD" office:value="0.042724609375" calcext:value-type="currency">
            <text:p>$0.043</text:p>
          </table:table-cell>
          <table:table-cell table:style-name="ce5" table:formula="of:=(1.7/1024)*[.C2]" office:value-type="currency" office:currency="USD" office:value="0.0345865885416667" calcext:value-type="currency">
            <text:p>$0.035</text:p>
          </table:table-cell>
          <table:table-cell table:style-name="ce5" table:formula="of:=(46.5/1024)*[.C2]" office:value-type="currency" office:currency="USD" office:value="0.946044921875" calcext:value-type="currency">
            <text:p>$0.946</text:p>
          </table:table-cell>
          <table:table-cell table:style-name="ce5" table:formula="of:=(0.168/1024)*[.C2]" office:value-type="currency" office:currency="USD" office:value="0.00341796875" calcext:value-type="currency">
            <text:p>$0.003</text:p>
          </table:table-cell>
          <table:table-cell table:style-name="ce5" table:formula="of:=(6.2/1024)*[.C2]" office:value-type="currency" office:currency="USD" office:value="0.126139322916667" calcext:value-type="currency">
            <text:p>$0.126</text:p>
          </table:table-cell>
          <table:table-cell table:style-name="ce5" table:formula="of:=(10.6/1024)*[.C2]" office:value-type="currency" office:currency="USD" office:value="0.215657552083333" calcext:value-type="currency">
            <text:p>$0.216</text:p>
          </table:table-cell>
          <table:table-cell table:style-name="ce5" table:formula="of:=(7.2/1024)*[.C2]" office:value-type="currency" office:currency="USD" office:value="0.146484375" calcext:value-type="currency">
            <text:p>$0.146</text:p>
          </table:table-cell>
          <table:table-cell table:number-columns-repeated="1006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3" office:value-type="currency" office:currency="USD" office:value="17" calcext:value-type="currency">
            <text:p>$17</text:p>
          </table:table-cell>
          <table:table-cell table:style-name="ce4" table:formula="of:=[.B3]/[.A3]" office:value-type="currency" office:currency="USD" office:value="11.3333333333333" calcext:value-type="currency">
            <text:p>$11.333</text:p>
          </table:table-cell>
          <table:table-cell table:style-name="ce5" table:formula="of:=(53/1024)*[.C3]" office:value-type="currency" office:currency="USD" office:value="0.586588541666667" calcext:value-type="currency">
            <text:p>$0.587</text:p>
          </table:table-cell>
          <table:table-cell table:style-name="ce4" table:formula="of:=((140*1000)/POWER(2;30))*[.C3]" office:value-type="currency" office:currency="USD" office:value="0.00147769848505656" calcext:value-type="currency">
            <text:p>$0.001</text:p>
          </table:table-cell>
          <table:table-cell table:style-name="ce5" table:formula="of:=(300/1024)*[.C3]" office:value-type="currency" office:currency="USD" office:value="3.3203125" calcext:value-type="currency">
            <text:p>$3.320</text:p>
          </table:table-cell>
          <table:table-cell table:style-name="ce5" table:formula="of:=(1024/1024)*[.C3]" office:value-type="currency" office:currency="USD" office:value="11.3333333333333" calcext:value-type="currency">
            <text:p>$11.333</text:p>
          </table:table-cell>
          <table:table-cell table:style-name="ce5" table:formula="of:=(110/1024)*[.C3]" office:value-type="currency" office:currency="USD" office:value="1.21744791666667" calcext:value-type="currency">
            <text:p>$1.217</text:p>
          </table:table-cell>
          <table:table-cell table:style-name="ce5" table:formula="of:=(0.54/1024)*[.C3]" office:value-type="currency" office:currency="USD" office:value="0.0059765625" calcext:value-type="currency">
            <text:p>$0.006</text:p>
          </table:table-cell>
          <table:table-cell table:style-name="ce5" table:formula="of:=(7/1024)*[.C3]" office:value-type="currency" office:currency="USD" office:value="0.0774739583333333" calcext:value-type="currency">
            <text:p>$0.077</text:p>
          </table:table-cell>
          <table:table-cell table:style-name="ce5" table:formula="of:=(7.5/1024)*[.C3]" office:value-type="currency" office:currency="USD" office:value="0.0830078125" calcext:value-type="currency">
            <text:p>$0.083</text:p>
          </table:table-cell>
          <table:table-cell table:style-name="ce5" table:formula="of:=(2.1/1024)*[.C3]" office:value-type="currency" office:currency="USD" office:value="0.0232421875" calcext:value-type="currency">
            <text:p>$0.023</text:p>
          </table:table-cell>
          <table:table-cell table:style-name="ce5" table:formula="of:=(1.7/1024)*[.C3]" office:value-type="currency" office:currency="USD" office:value="0.0188151041666667" calcext:value-type="currency">
            <text:p>$0.019</text:p>
          </table:table-cell>
          <table:table-cell table:style-name="ce5" table:formula="of:=(46.5/1024)*[.C3]" office:value-type="currency" office:currency="USD" office:value="0.5146484375" calcext:value-type="currency">
            <text:p>$0.515</text:p>
          </table:table-cell>
          <table:table-cell table:style-name="ce5" table:formula="of:=(0.168/1024)*[.C3]" office:value-type="currency" office:currency="USD" office:value="0.001859375" calcext:value-type="currency">
            <text:p>$0.002</text:p>
          </table:table-cell>
          <table:table-cell table:style-name="ce5" table:formula="of:=(6.2/1024)*[.C3]" office:value-type="currency" office:currency="USD" office:value="0.0686197916666667" calcext:value-type="currency">
            <text:p>$0.069</text:p>
          </table:table-cell>
          <table:table-cell table:style-name="ce5" table:formula="of:=(10.6/1024)*[.C3]" office:value-type="currency" office:currency="USD" office:value="0.117317708333333" calcext:value-type="currency">
            <text:p>$0.117</text:p>
          </table:table-cell>
          <table:table-cell table:style-name="ce5" table:formula="of:=(7.2/1024)*[.C3]" office:value-type="currency" office:currency="USD" office:value="0.0796875" calcext:value-type="currency">
            <text:p>$0.080</text:p>
          </table:table-cell>
          <table:table-cell table:number-columns-repeated="100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office:value-type="currency" office:currency="USD" office:value="23" calcext:value-type="currency">
            <text:p>$23</text:p>
          </table:table-cell>
          <table:table-cell table:style-name="ce4" table:formula="of:=[.B4]/[.A4]" office:value-type="currency" office:currency="USD" office:value="4.6" calcext:value-type="currency">
            <text:p>$4.600</text:p>
          </table:table-cell>
          <table:table-cell table:style-name="ce5" table:formula="of:=(53/1024)*[.C4]" office:value-type="currency" office:currency="USD" office:value="0.2380859375" calcext:value-type="currency">
            <text:p>$0.238</text:p>
          </table:table-cell>
          <table:table-cell table:style-name="ce4" table:formula="of:=((140*1000)/POWER(2;30))*[.C4]" office:value-type="currency" office:currency="USD" office:value="0.000599771738052368" calcext:value-type="currency">
            <text:p>$0.001</text:p>
          </table:table-cell>
          <table:table-cell table:style-name="ce5" table:formula="of:=(300/1024)*[.C4]" office:value-type="currency" office:currency="USD" office:value="1.34765625" calcext:value-type="currency">
            <text:p>$1.348</text:p>
          </table:table-cell>
          <table:table-cell table:style-name="ce5" table:formula="of:=(1024/1024)*[.C4]" office:value-type="currency" office:currency="USD" office:value="4.6" calcext:value-type="currency">
            <text:p>$4.600</text:p>
          </table:table-cell>
          <table:table-cell table:style-name="ce5" table:formula="of:=(110/1024)*[.C4]" office:value-type="currency" office:currency="USD" office:value="0.494140625" calcext:value-type="currency">
            <text:p>$0.494</text:p>
          </table:table-cell>
          <table:table-cell table:style-name="ce5" table:formula="of:=(0.54/1024)*[.C4]" office:value-type="currency" office:currency="USD" office:value="0.00242578125" calcext:value-type="currency">
            <text:p>$0.002</text:p>
          </table:table-cell>
          <table:table-cell table:style-name="ce5" table:formula="of:=(7/1024)*[.C4]" office:value-type="currency" office:currency="USD" office:value="0.0314453125" calcext:value-type="currency">
            <text:p>$0.031</text:p>
          </table:table-cell>
          <table:table-cell table:style-name="ce5" table:formula="of:=(7.5/1024)*[.C4]" office:value-type="currency" office:currency="USD" office:value="0.03369140625" calcext:value-type="currency">
            <text:p>$0.034</text:p>
          </table:table-cell>
          <table:table-cell table:style-name="ce5" table:formula="of:=(2.1/1024)*[.C4]" office:value-type="currency" office:currency="USD" office:value="0.00943359375" calcext:value-type="currency">
            <text:p>$0.009</text:p>
          </table:table-cell>
          <table:table-cell table:style-name="ce5" table:formula="of:=(1.7/1024)*[.C4]" office:value-type="currency" office:currency="USD" office:value="0.00763671875" calcext:value-type="currency">
            <text:p>$0.008</text:p>
          </table:table-cell>
          <table:table-cell table:style-name="ce5" table:formula="of:=(46.5/1024)*[.C4]" office:value-type="currency" office:currency="USD" office:value="0.20888671875" calcext:value-type="currency">
            <text:p>$0.209</text:p>
          </table:table-cell>
          <table:table-cell table:style-name="ce5" table:formula="of:=(0.168/1024)*[.C4]" office:value-type="currency" office:currency="USD" office:value="0.0007546875" calcext:value-type="currency">
            <text:p>$0.001</text:p>
          </table:table-cell>
          <table:table-cell table:style-name="ce5" table:formula="of:=(6.2/1024)*[.C4]" office:value-type="currency" office:currency="USD" office:value="0.0278515625" calcext:value-type="currency">
            <text:p>$0.028</text:p>
          </table:table-cell>
          <table:table-cell table:style-name="ce5" table:formula="of:=(10.6/1024)*[.C4]" office:value-type="currency" office:currency="USD" office:value="0.0476171875" calcext:value-type="currency">
            <text:p>$0.048</text:p>
          </table:table-cell>
          <table:table-cell table:style-name="ce5" table:formula="of:=(7.2/1024)*[.C4]" office:value-type="currency" office:currency="USD" office:value="0.03234375" calcext:value-type="currency">
            <text:p>$0.032</text:p>
          </table:table-cell>
          <table:table-cell table:number-columns-repeated="100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3" office:value-type="currency" office:currency="USD" office:value="39" calcext:value-type="currency">
            <text:p>$39</text:p>
          </table:table-cell>
          <table:table-cell table:style-name="ce4" table:formula="of:=[.B5]/[.A5]" office:value-type="currency" office:currency="USD" office:value="3.9" calcext:value-type="currency">
            <text:p>$3.900</text:p>
          </table:table-cell>
          <table:table-cell table:style-name="ce5" table:formula="of:=(53/1024)*[.C5]" office:value-type="currency" office:currency="USD" office:value="0.20185546875" calcext:value-type="currency">
            <text:p>$0.202</text:p>
          </table:table-cell>
          <table:table-cell table:style-name="ce4" table:formula="of:=((140*1000)/POWER(2;30))*[.C5]" office:value-type="currency" office:currency="USD" office:value="0.000508502125740051" calcext:value-type="currency">
            <text:p>$0.001</text:p>
          </table:table-cell>
          <table:table-cell table:style-name="ce5" table:formula="of:=(300/1024)*[.C5]" office:value-type="currency" office:currency="USD" office:value="1.142578125" calcext:value-type="currency">
            <text:p>$1.143</text:p>
          </table:table-cell>
          <table:table-cell table:style-name="ce5" table:formula="of:=(1024/1024)*[.C5]" office:value-type="currency" office:currency="USD" office:value="3.9" calcext:value-type="currency">
            <text:p>$3.900</text:p>
          </table:table-cell>
          <table:table-cell table:style-name="ce5" table:formula="of:=(110/1024)*[.C5]" office:value-type="currency" office:currency="USD" office:value="0.4189453125" calcext:value-type="currency">
            <text:p>$0.419</text:p>
          </table:table-cell>
          <table:table-cell table:style-name="ce5" table:formula="of:=(0.54/1024)*[.C5]" office:value-type="currency" office:currency="USD" office:value="0.002056640625" calcext:value-type="currency">
            <text:p>$0.002</text:p>
          </table:table-cell>
          <table:table-cell table:style-name="ce5" table:formula="of:=(7/1024)*[.C5]" office:value-type="currency" office:currency="USD" office:value="0.02666015625" calcext:value-type="currency">
            <text:p>$0.027</text:p>
          </table:table-cell>
          <table:table-cell table:style-name="ce5" table:formula="of:=(7.5/1024)*[.C5]" office:value-type="currency" office:currency="USD" office:value="0.028564453125" calcext:value-type="currency">
            <text:p>$0.029</text:p>
          </table:table-cell>
          <table:table-cell table:style-name="ce5" table:formula="of:=(2.1/1024)*[.C5]" office:value-type="currency" office:currency="USD" office:value="0.007998046875" calcext:value-type="currency">
            <text:p>$0.008</text:p>
          </table:table-cell>
          <table:table-cell table:style-name="ce5" table:formula="of:=(1.7/1024)*[.C5]" office:value-type="currency" office:currency="USD" office:value="0.006474609375" calcext:value-type="currency">
            <text:p>$0.006</text:p>
          </table:table-cell>
          <table:table-cell table:style-name="ce5" table:formula="of:=(46.5/1024)*[.C5]" office:value-type="currency" office:currency="USD" office:value="0.177099609375" calcext:value-type="currency">
            <text:p>$0.177</text:p>
          </table:table-cell>
          <table:table-cell table:style-name="ce5" table:formula="of:=(0.168/1024)*[.C5]" office:value-type="currency" office:currency="USD" office:value="0.00063984375" calcext:value-type="currency">
            <text:p>$0.001</text:p>
          </table:table-cell>
          <table:table-cell table:style-name="ce5" table:formula="of:=(6.2/1024)*[.C5]" office:value-type="currency" office:currency="USD" office:value="0.02361328125" calcext:value-type="currency">
            <text:p>$0.024</text:p>
          </table:table-cell>
          <table:table-cell table:style-name="ce5" table:formula="of:=(10.6/1024)*[.C5]" office:value-type="currency" office:currency="USD" office:value="0.04037109375" calcext:value-type="currency">
            <text:p>$0.040</text:p>
          </table:table-cell>
          <table:table-cell table:style-name="ce5" table:formula="of:=(7.2/1024)*[.C5]" office:value-type="currency" office:currency="USD" office:value="0.027421875" calcext:value-type="currency">
            <text:p>$0.027</text:p>
          </table:table-cell>
          <table:table-cell table:number-columns-repeated="100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3" office:value-type="currency" office:currency="USD" office:value="59" calcext:value-type="currency">
            <text:p>$59</text:p>
          </table:table-cell>
          <table:table-cell table:style-name="ce4" table:formula="of:=[.B6]/[.A6]" office:value-type="currency" office:currency="USD" office:value="2.95" calcext:value-type="currency">
            <text:p>$2.950</text:p>
          </table:table-cell>
          <table:table-cell table:style-name="ce5" table:formula="of:=(53/1024)*[.C6]" office:value-type="currency" office:currency="USD" office:value="0.152685546875" calcext:value-type="currency">
            <text:p>$0.153</text:p>
          </table:table-cell>
          <table:table-cell table:style-name="ce4" table:formula="of:=((140*1000)/POWER(2;30))*[.C6]" office:value-type="currency" office:currency="USD" office:value="0.000384636223316193" calcext:value-type="currency">
            <text:p>$0.000</text:p>
          </table:table-cell>
          <table:table-cell table:style-name="ce5" table:formula="of:=(300/1024)*[.C6]" office:value-type="currency" office:currency="USD" office:value="0.8642578125" calcext:value-type="currency">
            <text:p>$0.864</text:p>
          </table:table-cell>
          <table:table-cell table:style-name="ce5" table:formula="of:=(1024/1024)*[.C6]" office:value-type="currency" office:currency="USD" office:value="2.95" calcext:value-type="currency">
            <text:p>$2.950</text:p>
          </table:table-cell>
          <table:table-cell table:style-name="ce5" table:formula="of:=(110/1024)*[.C6]" office:value-type="currency" office:currency="USD" office:value="0.31689453125" calcext:value-type="currency">
            <text:p>$0.317</text:p>
          </table:table-cell>
          <table:table-cell table:style-name="ce5" table:formula="of:=(0.54/1024)*[.C6]" office:value-type="currency" office:currency="USD" office:value="0.0015556640625" calcext:value-type="currency">
            <text:p>$0.002</text:p>
          </table:table-cell>
          <table:table-cell table:style-name="ce5" table:formula="of:=(7/1024)*[.C6]" office:value-type="currency" office:currency="USD" office:value="0.020166015625" calcext:value-type="currency">
            <text:p>$0.020</text:p>
          </table:table-cell>
          <table:table-cell table:style-name="ce5" table:formula="of:=(7.5/1024)*[.C6]" office:value-type="currency" office:currency="USD" office:value="0.0216064453125" calcext:value-type="currency">
            <text:p>$0.022</text:p>
          </table:table-cell>
          <table:table-cell table:style-name="ce5" table:formula="of:=(2.1/1024)*[.C6]" office:value-type="currency" office:currency="USD" office:value="0.0060498046875" calcext:value-type="currency">
            <text:p>$0.006</text:p>
          </table:table-cell>
          <table:table-cell table:style-name="ce5" table:formula="of:=(1.7/1024)*[.C6]" office:value-type="currency" office:currency="USD" office:value="0.0048974609375" calcext:value-type="currency">
            <text:p>$0.005</text:p>
          </table:table-cell>
          <table:table-cell table:style-name="ce5" table:formula="of:=(46.5/1024)*[.C6]" office:value-type="currency" office:currency="USD" office:value="0.1339599609375" calcext:value-type="currency">
            <text:p>$0.134</text:p>
          </table:table-cell>
          <table:table-cell table:style-name="ce5" table:formula="of:=(0.168/1024)*[.C6]" office:value-type="currency" office:currency="USD" office:value="0.000483984375" calcext:value-type="currency">
            <text:p>$0.000</text:p>
          </table:table-cell>
          <table:table-cell table:style-name="ce5" table:formula="of:=(6.2/1024)*[.C6]" office:value-type="currency" office:currency="USD" office:value="0.017861328125" calcext:value-type="currency">
            <text:p>$0.018</text:p>
          </table:table-cell>
          <table:table-cell table:style-name="ce5" table:formula="of:=(10.6/1024)*[.C6]" office:value-type="currency" office:currency="USD" office:value="0.030537109375" calcext:value-type="currency">
            <text:p>$0.031</text:p>
          </table:table-cell>
          <table:table-cell table:style-name="ce5" table:formula="of:=(7.2/1024)*[.C6]" office:value-type="currency" office:currency="USD" office:value="0.0207421875" calcext:value-type="currency">
            <text:p>$0.021</text:p>
          </table:table-cell>
          <table:table-cell table:number-columns-repeated="100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3" office:value-type="currency" office:currency="USD" office:value="79" calcext:value-type="currency">
            <text:p>$79</text:p>
          </table:table-cell>
          <table:table-cell table:style-name="ce4" table:formula="of:=[.B7]/[.A7]" office:value-type="currency" office:currency="USD" office:value="2.63333333333333" calcext:value-type="currency">
            <text:p>$2.633</text:p>
          </table:table-cell>
          <table:table-cell table:style-name="ce5" table:formula="of:=(53/1024)*[.C7]" office:value-type="currency" office:currency="USD" office:value="0.136295572916667" calcext:value-type="currency">
            <text:p>$0.136</text:p>
          </table:table-cell>
          <table:table-cell table:style-name="ce4" table:formula="of:=((140*1000)/POWER(2;30))*[.C7]" office:value-type="currency" office:currency="USD" office:value="0.000343347589174906" calcext:value-type="currency">
            <text:p>$0.000</text:p>
          </table:table-cell>
          <table:table-cell table:style-name="ce5" table:formula="of:=(300/1024)*[.C7]" office:value-type="currency" office:currency="USD" office:value="0.771484375" calcext:value-type="currency">
            <text:p>$0.771</text:p>
          </table:table-cell>
          <table:table-cell table:style-name="ce5" table:formula="of:=(1024/1024)*[.C7]" office:value-type="currency" office:currency="USD" office:value="2.63333333333333" calcext:value-type="currency">
            <text:p>$2.633</text:p>
          </table:table-cell>
          <table:table-cell table:style-name="ce5" table:formula="of:=(110/1024)*[.C7]" office:value-type="currency" office:currency="USD" office:value="0.282877604166667" calcext:value-type="currency">
            <text:p>$0.283</text:p>
          </table:table-cell>
          <table:table-cell table:style-name="ce5" table:formula="of:=(0.54/1024)*[.C7]" office:value-type="currency" office:currency="USD" office:value="0.001388671875" calcext:value-type="currency">
            <text:p>$0.001</text:p>
          </table:table-cell>
          <table:table-cell table:style-name="ce5" table:formula="of:=(7/1024)*[.C7]" office:value-type="currency" office:currency="USD" office:value="0.0180013020833333" calcext:value-type="currency">
            <text:p>$0.018</text:p>
          </table:table-cell>
          <table:table-cell table:style-name="ce5" table:formula="of:=(7.5/1024)*[.C7]" office:value-type="currency" office:currency="USD" office:value="0.019287109375" calcext:value-type="currency">
            <text:p>$0.019</text:p>
          </table:table-cell>
          <table:table-cell table:style-name="ce5" table:formula="of:=(2.1/1024)*[.C7]" office:value-type="currency" office:currency="USD" office:value="0.005400390625" calcext:value-type="currency">
            <text:p>$0.005</text:p>
          </table:table-cell>
          <table:table-cell table:style-name="ce5" table:formula="of:=(1.7/1024)*[.C7]" office:value-type="currency" office:currency="USD" office:value="0.00437174479166667" calcext:value-type="currency">
            <text:p>$0.004</text:p>
          </table:table-cell>
          <table:table-cell table:style-name="ce5" table:formula="of:=(46.5/1024)*[.C7]" office:value-type="currency" office:currency="USD" office:value="0.119580078125" calcext:value-type="currency">
            <text:p>$0.120</text:p>
          </table:table-cell>
          <table:table-cell table:style-name="ce5" table:formula="of:=(0.168/1024)*[.C7]" office:value-type="currency" office:currency="USD" office:value="0.00043203125" calcext:value-type="currency">
            <text:p>$0.000</text:p>
          </table:table-cell>
          <table:table-cell table:style-name="ce5" table:formula="of:=(6.2/1024)*[.C7]" office:value-type="currency" office:currency="USD" office:value="0.0159440104166667" calcext:value-type="currency">
            <text:p>$0.016</text:p>
          </table:table-cell>
          <table:table-cell table:style-name="ce5" table:formula="of:=(10.6/1024)*[.C7]" office:value-type="currency" office:currency="USD" office:value="0.0272591145833333" calcext:value-type="currency">
            <text:p>$0.027</text:p>
          </table:table-cell>
          <table:table-cell table:style-name="ce5" table:formula="of:=(7.2/1024)*[.C7]" office:value-type="currency" office:currency="USD" office:value="0.018515625" calcext:value-type="currency">
            <text:p>$0.019</text:p>
          </table:table-cell>
          <table:table-cell table:number-columns-repeated="100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3" office:value-type="currency" office:currency="USD" office:value="99" calcext:value-type="currency">
            <text:p>$99</text:p>
          </table:table-cell>
          <table:table-cell table:style-name="ce4" table:formula="of:=[.B8]/[.A8]" office:value-type="currency" office:currency="USD" office:value="2.475" calcext:value-type="currency">
            <text:p>$2.475</text:p>
          </table:table-cell>
          <table:table-cell table:style-name="ce5" table:formula="of:=(53/1024)*[.C8]" office:value-type="currency" office:currency="USD" office:value="0.1281005859375" calcext:value-type="currency">
            <text:p>$0.128</text:p>
          </table:table-cell>
          <table:table-cell table:style-name="ce4" table:formula="of:=((140*1000)/POWER(2;30))*[.C8]" office:value-type="currency" office:currency="USD" office:value="0.000322703272104263" calcext:value-type="currency">
            <text:p>$0.000</text:p>
          </table:table-cell>
          <table:table-cell table:style-name="ce5" table:formula="of:=(300/1024)*[.C8]" office:value-type="currency" office:currency="USD" office:value="0.72509765625" calcext:value-type="currency">
            <text:p>$0.725</text:p>
          </table:table-cell>
          <table:table-cell table:style-name="ce5" table:formula="of:=(1024/1024)*[.C8]" office:value-type="currency" office:currency="USD" office:value="2.475" calcext:value-type="currency">
            <text:p>$2.475</text:p>
          </table:table-cell>
          <table:table-cell table:style-name="ce5" table:formula="of:=(110/1024)*[.C8]" office:value-type="currency" office:currency="USD" office:value="0.265869140625" calcext:value-type="currency">
            <text:p>$0.266</text:p>
          </table:table-cell>
          <table:table-cell table:style-name="ce5" table:formula="of:=(0.54/1024)*[.C8]" office:value-type="currency" office:currency="USD" office:value="0.00130517578125" calcext:value-type="currency">
            <text:p>$0.001</text:p>
          </table:table-cell>
          <table:table-cell table:style-name="ce5" table:formula="of:=(7/1024)*[.C8]" office:value-type="currency" office:currency="USD" office:value="0.0169189453125" calcext:value-type="currency">
            <text:p>$0.017</text:p>
          </table:table-cell>
          <table:table-cell table:style-name="ce5" table:formula="of:=(7.5/1024)*[.C8]" office:value-type="currency" office:currency="USD" office:value="0.01812744140625" calcext:value-type="currency">
            <text:p>$0.018</text:p>
          </table:table-cell>
          <table:table-cell table:style-name="ce5" table:formula="of:=(2.1/1024)*[.C8]" office:value-type="currency" office:currency="USD" office:value="0.00507568359375" calcext:value-type="currency">
            <text:p>$0.005</text:p>
          </table:table-cell>
          <table:table-cell table:style-name="ce5" table:formula="of:=(1.7/1024)*[.C8]" office:value-type="currency" office:currency="USD" office:value="0.00410888671875" calcext:value-type="currency">
            <text:p>$0.004</text:p>
          </table:table-cell>
          <table:table-cell table:style-name="ce5" table:formula="of:=(46.5/1024)*[.C8]" office:value-type="currency" office:currency="USD" office:value="0.11239013671875" calcext:value-type="currency">
            <text:p>$0.112</text:p>
          </table:table-cell>
          <table:table-cell table:style-name="ce5" table:formula="of:=(0.168/1024)*[.C8]" office:value-type="currency" office:currency="USD" office:value="0.0004060546875" calcext:value-type="currency">
            <text:p>$0.000</text:p>
          </table:table-cell>
          <table:table-cell table:style-name="ce5" table:formula="of:=(6.2/1024)*[.C8]" office:value-type="currency" office:currency="USD" office:value="0.0149853515625" calcext:value-type="currency">
            <text:p>$0.015</text:p>
          </table:table-cell>
          <table:table-cell table:style-name="ce5" table:formula="of:=(10.6/1024)*[.C8]" office:value-type="currency" office:currency="USD" office:value="0.0256201171875" calcext:value-type="currency">
            <text:p>$0.026</text:p>
          </table:table-cell>
          <table:table-cell table:style-name="ce5" table:formula="of:=(7.2/1024)*[.C8]" office:value-type="currency" office:currency="USD" office:value="0.01740234375" calcext:value-type="currency">
            <text:p>$0.017</text:p>
          </table:table-cell>
          <table:table-cell table:number-columns-repeated="100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3" office:value-type="currency" office:currency="USD" office:value="119" calcext:value-type="currency">
            <text:p>$119</text:p>
          </table:table-cell>
          <table:table-cell table:style-name="ce4" table:formula="of:=[.B9]/[.A9]" office:value-type="currency" office:currency="USD" office:value="1.98333333333333" calcext:value-type="currency">
            <text:p>$1.983</text:p>
          </table:table-cell>
          <table:table-cell table:style-name="ce5" table:formula="of:=(53/1024)*[.C9]" office:value-type="currency" office:currency="USD" office:value="0.102652994791667" calcext:value-type="currency">
            <text:p>$0.103</text:p>
          </table:table-cell>
          <table:table-cell table:style-name="ce4" table:formula="of:=((140*1000)/POWER(2;30))*[.C9]" office:value-type="currency" office:currency="USD" office:value="0.000258597234884898" calcext:value-type="currency">
            <text:p>$0.000</text:p>
          </table:table-cell>
          <table:table-cell table:style-name="ce5" table:formula="of:=(300/1024)*[.C9]" office:value-type="currency" office:currency="USD" office:value="0.5810546875" calcext:value-type="currency">
            <text:p>$0.581</text:p>
          </table:table-cell>
          <table:table-cell table:style-name="ce5" table:formula="of:=(1024/1024)*[.C9]" office:value-type="currency" office:currency="USD" office:value="1.98333333333333" calcext:value-type="currency">
            <text:p>$1.983</text:p>
          </table:table-cell>
          <table:table-cell table:style-name="ce5" table:formula="of:=(110/1024)*[.C9]" office:value-type="currency" office:currency="USD" office:value="0.213053385416667" calcext:value-type="currency">
            <text:p>$0.213</text:p>
          </table:table-cell>
          <table:table-cell table:style-name="ce5" table:formula="of:=(0.54/1024)*[.C9]" office:value-type="currency" office:currency="USD" office:value="0.0010458984375" calcext:value-type="currency">
            <text:p>$0.001</text:p>
          </table:table-cell>
          <table:table-cell table:style-name="ce5" table:formula="of:=(7/1024)*[.C9]" office:value-type="currency" office:currency="USD" office:value="0.0135579427083333" calcext:value-type="currency">
            <text:p>$0.014</text:p>
          </table:table-cell>
          <table:table-cell table:style-name="ce5" table:formula="of:=(7.5/1024)*[.C9]" office:value-type="currency" office:currency="USD" office:value="0.0145263671875" calcext:value-type="currency">
            <text:p>$0.015</text:p>
          </table:table-cell>
          <table:table-cell table:style-name="ce5" table:formula="of:=(2.1/1024)*[.C9]" office:value-type="currency" office:currency="USD" office:value="0.0040673828125" calcext:value-type="currency">
            <text:p>$0.004</text:p>
          </table:table-cell>
          <table:table-cell table:style-name="ce5" table:formula="of:=(1.7/1024)*[.C9]" office:value-type="currency" office:currency="USD" office:value="0.00329264322916667" calcext:value-type="currency">
            <text:p>$0.003</text:p>
          </table:table-cell>
          <table:table-cell table:style-name="ce5" table:formula="of:=(46.5/1024)*[.C9]" office:value-type="currency" office:currency="USD" office:value="0.0900634765625" calcext:value-type="currency">
            <text:p>$0.090</text:p>
          </table:table-cell>
          <table:table-cell table:style-name="ce5" table:formula="of:=(0.168/1024)*[.C9]" office:value-type="currency" office:currency="USD" office:value="0.000325390625" calcext:value-type="currency">
            <text:p>$0.000</text:p>
          </table:table-cell>
          <table:table-cell table:style-name="ce5" table:formula="of:=(6.2/1024)*[.C9]" office:value-type="currency" office:currency="USD" office:value="0.0120084635416667" calcext:value-type="currency">
            <text:p>$0.012</text:p>
          </table:table-cell>
          <table:table-cell table:style-name="ce5" table:formula="of:=(10.6/1024)*[.C9]" office:value-type="currency" office:currency="USD" office:value="0.0205305989583333" calcext:value-type="currency">
            <text:p>$0.021</text:p>
          </table:table-cell>
          <table:table-cell table:style-name="ce5" table:formula="of:=(7.2/1024)*[.C9]" office:value-type="currency" office:currency="USD" office:value="0.0139453125" calcext:value-type="currency">
            <text:p>$0.014</text:p>
          </table:table-cell>
          <table:table-cell table:number-columns-repeated="1006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2" table:number-rows-repeated="10">
          <table:table-cell table:number-columns-repeated="1024"/>
        </table:table-row>
        <table:table-row table:style-name="ro2">
          <table:table-cell table:number-columns-repeated="3"/>
          <table:table-cell>
            <draw:frame table:end-cell-address="Sheet1.M35" table:end-x="0.2945in" table:end-y="0.2008in" draw:z-index="0" draw:name="Chart 1" draw:style-name="gr1" draw:text-style-name="P1" svg:width="9.5669in" svg:height="5.3858in" svg:x="0.9465in" svg:y="0.1484in">
              <draw:object draw:notify-on-update-of-ranges="'Raw Data'.B2:'Raw Data'.B9 'Raw Data'.C1:'Raw Data'.C1 'Raw Data'.C2:'Raw Data'.C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currency-style style:name="N125">
      <number:currency-symbol number:language="en" number:country="US">$</number:currency-symbol>
      <number:number number:decimal-places="3" number:min-integer-digits="1" number:grouping="true"/>
    </number:currency-style>
    <number:currency-style style:name="N126">
      <number:currency-symbol number:language="en" number:country="US">$</number:currency-symbol>
      <number:number number:decimal-places="0" number:min-integer-digits="1" number:grouping="true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WenQuanYi Micro Hei" style:font-family-asian="'WenQuanYi Micro Hei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 style:data-style-name="N2" text:time-value="10:59:54.3176943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w_20_Data" style:display-name="PageStyle_Raw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dc:creator>Patrick Louis</dc:creator>
    <meta:creation-date>2016-04-16T21:35:31</meta:creation-date>
    <dc:date>2016-10-25T11:09:27.581027542</dc:date>
    <meta:generator>LibreOffice/4.2.8.2$Linux_X86_64 LibreOffice_project/420m0$Build-2</meta:generator>
    <meta:editing-duration>PT8M2S</meta:editing-duration>
    <meta:editing-cycles>2</meta:editing-cycles>
    <meta:document-statistic meta:table-count="2" meta:cell-count="162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number:currency-style style:name="N126">
      <number:currency-symbol number:language="en" number:country="US">$</number:currency-symbol>
      <number:number number:decimal-places="0" number:min-integer-digits="1" number:grouping="true"/>
    </number:currency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interpolation="cubic-spline" chart:symbol-type="automatic" chart:include-hidden-cells="false" chart:treat-empty-cells="ignore"/>
    </style:style>
    <style:style style:name="ch4" style:family="chart" style:data-style-name="N126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101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101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4.301cm" svg:height="13.681cm" xlink:href=".." xlink:type="simple" chart:class="chart:scatter" chart:style-name="ch1">
        <chart:title svg:x="10.858cm" svg:y="0.197cm" chart:style-name="ch2">
          <text:p>Price/GB</text:p>
        </chart:title>
        <chart:plot-area chart:style-name="ch3" table:cell-range-address="'Raw Data'.B2:'Raw Data'.C9 'Raw Data'.C1:'Raw Data'.C1" chart:data-source-has-labels="row" svg:x="0.295cm" svg:y="0.891cm" svg:width="23.56cm" svg:height="11.811cm">
          <chartooo:coordinate-region svg:x="1.031cm" svg:y="1.09cm" svg:width="22.399cm" svg:height="11.11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Raw Data'.C2:'Raw Data'.C9" chart:label-cell-address="'Raw Data'.C1:'Raw Data'.C1" chart:class="chart:scatter">
            <chart:domain table:cell-range-address="'Raw Data'.B2:'Raw Data'.B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rice/GB</text:p>
                <draw:g>
                  <svg:desc>'Raw Data'.C1:'Raw Dat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Raw Data'.B2:'Raw Data'.B9</svg:desc>
                </draw:g>
              </table:table-cell>
              <table:table-cell office:value-type="float" office:value="20.8333333333333">
                <text:p>20.8333333333333</text:p>
                <draw:g>
                  <svg:desc>'Raw Data'.C2:'Raw Data'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11.3333333333333">
                <text:p>11.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">
                <text:p>59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">
                <text:p>79</text:p>
              </table:table-cell>
              <table:table-cell office:value-type="float" office:value="2.63333333333333">
                <text:p>2.6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">
                <text:p>99</text:p>
              </table:table-cell>
              <table:table-cell office:value-type="float" office:value="2.475">
                <text:p>2.4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9">
                <text:p>119</text:p>
              </table:table-cell>
              <table:table-cell office:value-type="float" office:value="1.98333333333333">
                <text:p>1.98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